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4.69pt" fo:break-before="auto" style:use-optimal-row-height="false"/>
    </style:style>
    <style:style style:name="ro2" style:family="table-row">
      <style:table-row-properties style:row-height="32.94pt" fo:break-before="auto" style:use-optimal-row-height="false"/>
    </style:style>
    <style:style style:name="ro3" style:family="table-row">
      <style:table-row-properties style:row-height="21.71pt" fo:break-before="auto" style:use-optimal-row-height="false"/>
    </style:style>
    <style:style style:name="ro4" style:family="table-row">
      <style:table-row-properties style:row-height="27.69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Contraloría_20_Distrit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fo:padding="2.01pt" style:vertical-align="middle"/>
      <style:paragraph-properties fo:text-align="center" fo:margin-left="0pt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family-complex="Arial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Contraloría Distrital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UNIVERSIDAD DISTRITAL FRANCISCO JOSÉ DE CALDAS</text:p>
          </table:table-cell>
          <table:covered-table-cell table:style-name="ce4"/>
          <table:covered-table-cell table:number-columns-repeated="13" table:style-name="ce5"/>
        </table:table-row>
        <table:table-row table:style-name="ro2">
          <table:table-cell table:style-name="ce1" office:value-type="string" calcext:value-type="string" table:number-columns-spanned="15" table:number-rows-spanned="1">
            <text:p>PLAN DE MEJORAMIENTO CONTRALORÍA DISTRITAL</text:p>
          </table:table-cell>
          <table:covered-table-cell table:style-name="ce4"/>
          <table:covered-table-cell table:number-columns-repeated="13" table:style-name="ce5"/>
        </table:table-row>
        <table:table-row table:style-name="ro3">
          <table:table-cell table:style-name="ce2" office:value-type="string" calcext:value-type="string" table:number-columns-spanned="1" table:number-rows-spanned="2">
            <text:p>PLAN DE MEJORAMIENTO</text:p>
            <text:p/>
          </table:table-cell>
          <table:table-cell table:style-name="ce2" office:value-type="string" calcext:value-type="string" table:number-columns-spanned="1" table:number-rows-spanned="2">
            <text:p>LINEA </text:p>
            <text:p>DE AUDITORIA</text:p>
          </table:table-cell>
          <table:table-cell table:style-name="ce2" office:value-type="string" calcext:value-type="string" table:number-columns-spanned="1" table:number-rows-spanned="2">
            <text:p>NUMERO Y</text:p>
            <text:p>DESCRIPCION DEL</text:p>
            <text:p>HALLAZGO</text:p>
          </table:table-cell>
          <table:table-cell table:style-name="ce2" office:value-type="string" calcext:value-type="string" table:number-columns-spanned="1" table:number-rows-spanned="2">
            <text:p>ACCIONES</text:p>
            <text:p>CORRECTIVAS</text:p>
          </table:table-cell>
          <table:table-cell table:style-name="ce2" office:value-type="string" calcext:value-type="string" table:number-columns-spanned="1" table:number-rows-spanned="2">
            <text:p>INDICADORES</text:p>
          </table:table-cell>
          <table:table-cell table:style-name="ce2" office:value-type="string" calcext:value-type="string" table:number-columns-spanned="1" table:number-rows-spanned="2">
            <text:p>META</text:p>
          </table:table-cell>
          <table:table-cell table:style-name="ce2" office:value-type="string" calcext:value-type="string" table:number-columns-spanned="1" table:number-rows-spanned="2">
            <text:p>ÁREA RESPONSABLE</text:p>
          </table:table-cell>
          <table:table-cell table:style-name="ce2" office:value-type="string" calcext:value-type="string" table:number-columns-spanned="1" table:number-rows-spanned="2">
            <text:p>RESPONSABLES DE LA</text:p>
            <text:p>EJECUCIÓN</text:p>
          </table:table-cell>
          <table:table-cell table:style-name="ce2" office:value-type="string" calcext:value-type="string" table:number-columns-spanned="1" table:number-rows-spanned="2">
            <text:p>RECURSOS</text:p>
          </table:table-cell>
          <table:table-cell table:style-name="ce2" office:value-type="string" calcext:value-type="string" table:number-columns-spanned="2" table:number-rows-spanned="1">
            <text:p>FECHA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RESULTADO DEL</text:p>
            <text:p>INDICADOR</text:p>
            <text:p>CONTRALORÍA</text:p>
          </table:table-cell>
          <table:table-cell table:style-name="ce2" office:value-type="string" calcext:value-type="string" table:number-columns-spanned="1" table:number-rows-spanned="2">
            <text:p>RESULTADO DEL</text:p>
            <text:p>SEGUIMIENTO ENTIDAD</text:p>
          </table:table-cell>
          <table:table-cell table:style-name="ce2" office:value-type="string" calcext:value-type="string" table:number-columns-spanned="2" table:number-rows-spanned="1">
            <text:p>AVANCE ACCIONES DE MEJORAMIENTO</text:p>
          </table:table-cell>
          <table:covered-table-cell table:style-name="ce2"/>
        </table:table-row>
        <table:table-row table:style-name="ro3">
          <table:covered-table-cell table:number-columns-repeated="9" table:style-name="ce2"/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FINALIZACIÓN</text:p>
          </table:table-cell>
          <table:covered-table-cell table:number-columns-repeated="2" table:style-name="ce2"/>
          <table:table-cell table:style-name="ce2" office:value-type="string" calcext:value-type="string">
            <text:p>CALIFICACIÓN</text:p>
          </table:table-cell>
          <table:table-cell table:style-name="ce2" office:value-type="string" calcext:value-type="string">
            <text:p>% DE AVANCE</text:p>
          </table:table-cell>
        </table:table-row>
        <table:table-row table:style-name="ro4">
          <table:table-cell table:style-name="ce3" table:formula="of:=&quot;plan['plan_nombre']&quot;" office:value-type="string" office:string-value="plan['plan_nombre']" calcext:value-type="string">
            <office:annotation draw:style-name="gr1" draw:text-style-name="P2" svg:width="82.18pt" svg:height="28.09pt" svg:x="36.23pt" svg:y="0pt" draw:caption-point-x="74.47pt" draw:caption-point-y="101.31pt">
              <dc:date>2018-10-02T00:00:00</dc:date>
              <text:p text:style-name="P1"><text:span text:style-name="T1">do row for plan in data</text:span></text:p>
            </office:annotation>
            <text:p>plan['plan_nombre']</text:p>
          </table:table-cell>
          <table:table-cell table:style-name="ce3" table:formula="of:=&quot;plan['hallazgo_nombre']&quot;" office:value-type="string" office:string-value="plan['hallazgo_nombre']" calcext:value-type="string">
            <text:p>plan['hallazgo_nombre']</text:p>
          </table:table-cell>
          <table:table-cell table:style-name="ce3" table:formula="of:=&quot;plan['hallazgo_descripcion']&quot;" office:value-type="string" office:string-value="plan['hallazgo_descripcion']" calcext:value-type="string">
            <text:p>plan['hallazgo_descripcion']</text:p>
          </table:table-cell>
          <table:table-cell table:style-name="ce3" table:formula="of:=&quot;plan['accion_descripcion']&quot;" office:value-type="string" office:string-value="plan['accion_descripcion']" calcext:value-type="string">
            <text:p>plan['accion_descripcion']</text:p>
          </table:table-cell>
          <table:table-cell table:style-name="ce3" table:formula="of:=&quot;plan['accion_indicador']&quot;" office:value-type="string" office:string-value="plan['accion_indicador']" calcext:value-type="string">
            <text:p>plan['accion_indicador']</text:p>
          </table:table-cell>
          <table:table-cell table:style-name="ce3" table:formula="of:=&quot;plan['accion_meta']&quot;" office:value-type="string" office:string-value="plan['accion_meta']" calcext:value-type="string">
            <text:p>plan['accion_meta']</text:p>
          </table:table-cell>
          <table:table-cell table:style-name="ce3" table:formula="of:=&quot;plan['accion_unidad']&quot;" office:value-type="string" office:string-value="plan['accion_unidad']" calcext:value-type="string">
            <text:p>plan['accion_unidad']</text:p>
          </table:table-cell>
          <table:table-cell table:style-name="ce3" table:formula="of:=&quot;plan['accion_ejecutor']&quot;" office:value-type="string" office:string-value="plan['accion_ejecutor']" calcext:value-type="string">
            <text:p>plan['accion_ejecutor']</text:p>
          </table:table-cell>
          <table:table-cell table:style-name="ce3" table:formula="of:=&quot;plan['accion_recursos']&quot;" office:value-type="string" office:string-value="plan['accion_recursos']" calcext:value-type="string">
            <text:p>plan['accion_recursos']</text:p>
          </table:table-cell>
          <table:table-cell table:style-name="ce3" table:formula="of:=&quot;plan['accion_fecha_inicio']&quot;" office:value-type="string" office:string-value="plan['accion_fecha_inicio']" calcext:value-type="string">
            <text:p>plan['accion_fecha_inicio']</text:p>
          </table:table-cell>
          <table:table-cell table:style-name="ce3" table:formula="of:=&quot;plan['accion_fecha_fin']&quot;" office:value-type="string" office:string-value="plan['accion_fecha_fin']" calcext:value-type="string">
            <text:p>plan['accion_fecha_fin']</text:p>
          </table:table-cell>
          <table:table-cell table:style-name="ce3" table:formula="of:=&quot;plan['avance_observacion']&quot;" office:value-type="string" office:string-value="plan['avance_observacion']" calcext:value-type="string">
            <text:p>plan['avance_observacion']</text:p>
          </table:table-cell>
          <table:table-cell table:style-name="ce3" table:formula="of:=&quot;plan['avance_descripcion']&quot;" office:value-type="string" office:string-value="plan['avance_descripcion']" calcext:value-type="string">
            <text:p>plan['avance_descripcion']</text:p>
          </table:table-cell>
          <table:table-cell table:style-name="ce3" table:formula="of:=&quot;plan['avance_calificacion']&quot;" office:value-type="string" office:string-value="plan['avance_calificacion']" calcext:value-type="string">
            <text:p>plan['avance_calificacion']</text:p>
          </table:table-cell>
          <table:table-cell table:style-name="ce3" table:formula="of:=&quot;plan['avance_porcentaje_avance']&quot;" office:value-type="string" office:string-value="plan['avance_porcentaje_avance']" calcext:value-type="string">
            <text:p>plan['avance_porcentaje_avance']</text:p>
          </table:table-cell>
        </table:table-row>
        <table:table-row table:style-name="ro5" table:number-rows-repeated="1048561">
          <table:table-cell table:number-columns-repeated="15"/>
        </table:table-row>
        <table:table-row table:style-name="ro6" table:number-rows-repeated="9">
          <table:table-cell table:number-columns-repeated="15"/>
        </table:table-row>
        <table:table-row table:style-name="ro6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/00/0000</text:date>, <text:time style:data-style-name="N2" text:time-value="12:29:19.2950944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raloría_20_Distrital" style:display-name="PageStyle_Contraloría Distrital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3T12:29:27.072544383</dc:date>
    <meta:editing-duration>PT54M11S</meta:editing-duration>
    <meta:editing-cycles>39</meta:editing-cycles>
    <meta:document-statistic meta:table-count="1" meta:cell-count="34" meta:object-count="0"/>
  </office:meta>
</office:document-meta>
</file>